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236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889in"/>
    </style:style>
    <style:style style:name="co10" style:family="table-column">
      <style:table-column-properties fo:break-before="auto" style:column-width="1.084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9" table:default-cell-style-name="ce4"/>
        <table:table-column table:style-name="co10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  <table:table-cell table:number-columns-repeated="3"/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  <table:table-cell/>
          <table:table-cell table:formula="of:=ROUNDDOWN([.L46])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  <table:table-cell table:formula="of:=[.L47]-[.L46]" office:value-type="float" office:value="429496729.2">
            <text:p>429496729.2</text:p>
          </table:table-cell>
          <table:table-cell table:formula="of:=ROUNDDOWN([.L47])" office:value-type="float" office:value="429496730">
            <text:p>429496730</text:p>
          </table:table-cell>
          <table:table-cell table:formula="of:=[.N47]-[.N46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  <table:table-cell/>
          <table:table-cell table:formula="of:=ROUNDDOWN([.L48])" office:value-type="float" office:value="429496730">
            <text:p>429496730</text:p>
          </table:table-cell>
          <table:table-cell/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  <table:table-cell table:formula="of:=[.L49]-[.L48]" office:value-type="float" office:value="429496729.2">
            <text:p>429496729.2</text:p>
          </table:table-cell>
          <table:table-cell table:formula="of:=ROUNDDOWN([.L49])" office:value-type="float" office:value="858993459">
            <text:p>858993459</text:p>
          </table:table-cell>
          <table:table-cell table:formula="of:=[.N49]-[.N48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  <table:table-cell/>
          <table:table-cell table:formula="of:=ROUNDDOWN([.L50])" office:value-type="float" office:value="858993459">
            <text:p>858993459</text:p>
          </table:table-cell>
          <table:table-cell/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  <table:table-cell table:formula="of:=[.L51]-[.L50]" office:value-type="float" office:value="429496729.2">
            <text:p>429496729.2</text:p>
          </table:table-cell>
          <table:table-cell table:formula="of:=ROUNDDOWN([.L51])" office:value-type="float" office:value="1288490189">
            <text:p>1288490189</text:p>
          </table:table-cell>
          <table:table-cell table:formula="of:=[.N51]-[.N50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  <table:table-cell/>
          <table:table-cell table:formula="of:=ROUNDDOWN([.L52])" office:value-type="float" office:value="1288490189">
            <text:p>1288490189</text:p>
          </table:table-cell>
          <table:table-cell/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  <table:table-cell table:formula="of:=[.L53]-[.L52]" office:value-type="float" office:value="429496729.2">
            <text:p>429496729.2</text:p>
          </table:table-cell>
          <table:table-cell table:formula="of:=ROUNDDOWN([.L53])" office:value-type="float" office:value="1717986918">
            <text:p>1717986918</text:p>
          </table:table-cell>
          <table:table-cell table:formula="of:=[.N53]-[.N52]" office:value-type="float" office:value="429496729.2">
            <text:p>429496729.2</text:p>
          </table:table-cell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  <table:table-cell/>
          <table:table-cell table:formula="of:=ROUNDDOWN([.L54])" office:value-type="float" office:value="1717986918">
            <text:p>1717986918</text:p>
          </table:table-cell>
          <table:table-cell/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  <table:table-cell table:formula="of:=[.L55]-[.L54]" office:value-type="float" office:value="429496729.2">
            <text:p>429496729.2</text:p>
          </table:table-cell>
          <table:table-cell table:formula="of:=ROUNDDOWN([.L55])" office:value-type="float" office:value="2147483647">
            <text:p>2147483647</text:p>
          </table:table-cell>
          <table:table-cell table:formula="of:=[.N55]-[.N54]" office:value-type="float" office:value="429496729.2">
            <text:p>429496729.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.199999809265137">
            <text:p>0.2</text:p>
          </table:table-cell>
          <table:table-cell table:formula="of:=(ROUNDDOWN([.K59])+MOD([.K59];1))/86400" office:value-type="date" office:date-value="2022-01-07T21:50:12.2">
            <text:p>2022-01-07T21:50:12.20Z</text:p>
          </table:table-cell>
          <table:table-cell office:value-type="float" office:value="3850753812.2">
            <text:p>3850753812.2</text:p>
          </table:table-cell>
          <table:table-cell table:formula="of:=[.K59]*5-19253769060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7">
            <text:p>0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50">
            <text:p>50</text:p>
          </table:table-cell>
          <table:table-cell table:formula="of:=SECOND(ROUNDDOWN([.K60])/86400)" office:value-type="float" office:value="12">
            <text:p>12</text:p>
          </table:table-cell>
          <table:table-cell table:formula="of:=MOD([.K60];1)" office:value-type="float" office:value="0.400000095367432">
            <text:p>0.4</text:p>
          </table:table-cell>
          <table:table-cell table:formula="of:=(ROUNDDOWN([.K60])+MOD([.K60];1))/86400" office:value-type="date" office:date-value="2022-01-07T21:50:12.4">
            <text:p>2022-01-07T21:50:12.40Z</text:p>
          </table:table-cell>
          <table:table-cell table:formula="of:=([.L60]+19253769060)/5" office:value-type="float" office:value="3850753812.4">
            <text:p>3850753812.4</text:p>
          </table:table-cell>
          <table:table-cell table:formula="of:=[.L59]+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7">
            <text:p>07</text:p>
          </table:table-cell>
          <table:table-cell table:formula="of:=HOUR([.J61])" office:value-type="float" office:value="21">
            <text:p>21</text:p>
          </table:table-cell>
          <table:table-cell table:formula="of:=MINUTE([.J61])" office:value-type="float" office:value="50">
            <text:p>50</text:p>
          </table:table-cell>
          <table:table-cell table:formula="of:=SECOND(ROUNDDOWN([.K61])/86400)" office:value-type="float" office:value="12">
            <text:p>12</text:p>
          </table:table-cell>
          <table:table-cell table:formula="of:=MOD([.K61];1)" office:value-type="float" office:value="0.599999904632568">
            <text:p>0.6</text:p>
          </table:table-cell>
          <table:table-cell table:formula="of:=(ROUNDDOWN([.K61])+MOD([.K61];1))/86400" office:value-type="date" office:date-value="2022-01-07T21:50:12.6">
            <text:p>2022-01-07T21:50:12.60Z</text:p>
          </table:table-cell>
          <table:table-cell table:formula="of:=([.L61]+19253769060)/5" office:value-type="float" office:value="3850753812.6">
            <text:p>3850753812.6</text:p>
          </table:table-cell>
          <table:table-cell table:formula="of:=[.L60]+1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2])" office:value-type="float" office:value="2022">
            <text:p>2022</text:p>
          </table:table-cell>
          <table:table-cell table:formula="of:=MONTH([.J62])" office:value-type="float" office:value="1">
            <text:p>01</text:p>
          </table:table-cell>
          <table:table-cell table:formula="of:=DAY([.J62])" office:value-type="float" office:value="7">
            <text:p>07</text:p>
          </table:table-cell>
          <table:table-cell table:formula="of:=HOUR([.J62])" office:value-type="float" office:value="21">
            <text:p>21</text:p>
          </table:table-cell>
          <table:table-cell table:formula="of:=MINUTE([.J62])" office:value-type="float" office:value="50">
            <text:p>50</text:p>
          </table:table-cell>
          <table:table-cell table:formula="of:=SECOND(ROUNDDOWN([.K62])/86400)" office:value-type="float" office:value="12">
            <text:p>12</text:p>
          </table:table-cell>
          <table:table-cell table:formula="of:=MOD([.K62];1)" office:value-type="float" office:value="0.800000190734863">
            <text:p>0.8</text:p>
          </table:table-cell>
          <table:table-cell table:formula="of:=(ROUNDDOWN([.K62])+MOD([.K62];1))/86400" office:value-type="date" office:date-value="2022-01-07T21:50:12.8">
            <text:p>2022-01-07T21:50:12.80Z</text:p>
          </table:table-cell>
          <table:table-cell table:formula="of:=([.L62]+19253769060)/5" office:value-type="float" office:value="3850753812.8">
            <text:p>3850753812.8</text:p>
          </table:table-cell>
          <table:table-cell table:formula="of:=[.L61]+1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3])" office:value-type="float" office:value="2022">
            <text:p>2022</text:p>
          </table:table-cell>
          <table:table-cell table:formula="of:=MONTH([.J63])" office:value-type="float" office:value="1">
            <text:p>01</text:p>
          </table:table-cell>
          <table:table-cell table:formula="of:=DAY([.J63])" office:value-type="float" office:value="7">
            <text:p>07</text:p>
          </table:table-cell>
          <table:table-cell table:formula="of:=HOUR([.J63])" office:value-type="float" office:value="21">
            <text:p>21</text:p>
          </table:table-cell>
          <table:table-cell table:formula="of:=MINUTE([.J63])" office:value-type="float" office:value="50">
            <text:p>50</text:p>
          </table:table-cell>
          <table:table-cell table:formula="of:=SECOND(ROUNDDOWN([.K63])/86400)" office:value-type="float" office:value="13">
            <text:p>13</text:p>
          </table:table-cell>
          <table:table-cell table:formula="of:=MOD([.K63];1)" office:value-type="float" office:value="0">
            <text:p>0.0</text:p>
          </table:table-cell>
          <table:table-cell table:formula="of:=(ROUNDDOWN([.K63])+MOD([.K63];1))/86400" office:value-type="date" office:date-value="2022-01-07T21:50:13">
            <text:p>2022-01-07T21:50:13.00Z</text:p>
          </table:table-cell>
          <table:table-cell table:formula="of:=([.L63]+19253769060)/5" office:value-type="float" office:value="3850753813">
            <text:p>3850753813</text:p>
          </table:table-cell>
          <table:table-cell table:formula="of:=[.L62]+1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">
            <text:p>01</text:p>
          </table:table-cell>
          <table:table-cell table:formula="of:=DAY([.J64])" office:value-type="float" office:value="7">
            <text:p>07</text:p>
          </table:table-cell>
          <table:table-cell table:formula="of:=HOUR([.J64])" office:value-type="float" office:value="21">
            <text:p>21</text:p>
          </table:table-cell>
          <table:table-cell table:formula="of:=MINUTE([.J64])" office:value-type="float" office:value="50">
            <text:p>50</text:p>
          </table:table-cell>
          <table:table-cell table:formula="of:=SECOND(ROUNDDOWN([.K64])/86400)" office:value-type="float" office:value="13">
            <text:p>13</text:p>
          </table:table-cell>
          <table:table-cell table:formula="of:=MOD([.K64];1)" office:value-type="float" office:value="0.199999809265137">
            <text:p>0.2</text:p>
          </table:table-cell>
          <table:table-cell table:formula="of:=(ROUNDDOWN([.K64])+MOD([.K64];1))/86400" office:value-type="date" office:date-value="2022-01-07T21:50:13.2">
            <text:p>2022-01-07T21:50:13.20Z</text:p>
          </table:table-cell>
          <table:table-cell table:formula="of:=([.L64]+19253769060)/5" office:value-type="float" office:value="3850753813.2">
            <text:p>3850753813.2</text:p>
          </table:table-cell>
          <table:table-cell table:formula="of:=[.L63]+1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">
            <text:p>01</text:p>
          </table:table-cell>
          <table:table-cell table:formula="of:=DAY([.J65])" office:value-type="float" office:value="7">
            <text:p>07</text:p>
          </table:table-cell>
          <table:table-cell table:formula="of:=HOUR([.J65])" office:value-type="float" office:value="21">
            <text:p>21</text:p>
          </table:table-cell>
          <table:table-cell table:formula="of:=MINUTE([.J65])" office:value-type="float" office:value="50">
            <text:p>50</text:p>
          </table:table-cell>
          <table:table-cell table:formula="of:=SECOND(ROUNDDOWN([.K65])/86400)" office:value-type="float" office:value="13">
            <text:p>13</text:p>
          </table:table-cell>
          <table:table-cell table:formula="of:=MOD([.K65];1)" office:value-type="float" office:value="0.400000095367432">
            <text:p>0.4</text:p>
          </table:table-cell>
          <table:table-cell table:formula="of:=(ROUNDDOWN([.K65])+MOD([.K65];1))/86400" office:value-type="date" office:date-value="2022-01-07T21:50:13.4">
            <text:p>2022-01-07T21:50:13.40Z</text:p>
          </table:table-cell>
          <table:table-cell table:formula="of:=([.L65]+19253769060)/5" office:value-type="float" office:value="3850753813.4">
            <text:p>3850753813.4</text:p>
          </table:table-cell>
          <table:table-cell table:formula="of:=[.L64]+1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">
            <text:p>01</text:p>
          </table:table-cell>
          <table:table-cell table:formula="of:=DAY([.J66])" office:value-type="float" office:value="7">
            <text:p>07</text:p>
          </table:table-cell>
          <table:table-cell table:formula="of:=HOUR([.J66])" office:value-type="float" office:value="21">
            <text:p>21</text:p>
          </table:table-cell>
          <table:table-cell table:formula="of:=MINUTE([.J66])" office:value-type="float" office:value="50">
            <text:p>50</text:p>
          </table:table-cell>
          <table:table-cell table:formula="of:=SECOND(ROUNDDOWN([.K66])/86400)" office:value-type="float" office:value="13">
            <text:p>13</text:p>
          </table:table-cell>
          <table:table-cell table:formula="of:=MOD([.K66];1)" office:value-type="float" office:value="0.599999904632568">
            <text:p>0.6</text:p>
          </table:table-cell>
          <table:table-cell table:formula="of:=(ROUNDDOWN([.K66])+MOD([.K66];1))/86400" office:value-type="date" office:date-value="2022-01-07T21:50:13.6">
            <text:p>2022-01-07T21:50:13.60Z</text:p>
          </table:table-cell>
          <table:table-cell table:formula="of:=([.L66]+19253769060)/5" office:value-type="float" office:value="3850753813.6">
            <text:p>3850753813.6</text:p>
          </table:table-cell>
          <table:table-cell table:formula="of:=[.L65]+1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">
            <text:p>01</text:p>
          </table:table-cell>
          <table:table-cell table:formula="of:=DAY([.J67])" office:value-type="float" office:value="7">
            <text:p>07</text:p>
          </table:table-cell>
          <table:table-cell table:formula="of:=HOUR([.J67])" office:value-type="float" office:value="21">
            <text:p>21</text:p>
          </table:table-cell>
          <table:table-cell table:formula="of:=MINUTE([.J67])" office:value-type="float" office:value="50">
            <text:p>50</text:p>
          </table:table-cell>
          <table:table-cell table:formula="of:=SECOND(ROUNDDOWN([.K67])/86400)" office:value-type="float" office:value="13">
            <text:p>13</text:p>
          </table:table-cell>
          <table:table-cell table:formula="of:=MOD([.K67];1)" office:value-type="float" office:value="0.800000190734863">
            <text:p>0.8</text:p>
          </table:table-cell>
          <table:table-cell table:formula="of:=(ROUNDDOWN([.K67])+MOD([.K67];1))/86400" office:value-type="date" office:date-value="2022-01-07T21:50:13.8">
            <text:p>2022-01-07T21:50:13.80Z</text:p>
          </table:table-cell>
          <table:table-cell table:formula="of:=([.L67]+19253769060)/5" office:value-type="float" office:value="3850753813.8">
            <text:p>3850753813.8</text:p>
          </table:table-cell>
          <table:table-cell table:formula="of:=[.L66]+1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">
            <text:p>01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1">
            <text:p>21</text:p>
          </table:table-cell>
          <table:table-cell table:formula="of:=MINUTE([.J68])" office:value-type="float" office:value="50">
            <text:p>50</text:p>
          </table:table-cell>
          <table:table-cell table:formula="of:=SECOND(ROUNDDOWN([.K68])/86400)" office:value-type="float" office:value="14">
            <text:p>14</text:p>
          </table:table-cell>
          <table:table-cell table:formula="of:=MOD([.K68];1)" office:value-type="float" office:value="0">
            <text:p>0.0</text:p>
          </table:table-cell>
          <table:table-cell table:formula="of:=(ROUNDDOWN([.K68])+MOD([.K68];1))/86400" office:value-type="date" office:date-value="2022-01-07T21:50:14">
            <text:p>2022-01-07T21:50:14.00Z</text:p>
          </table:table-cell>
          <table:table-cell table:formula="of:=([.L68]+19253769060)/5" office:value-type="float" office:value="3850753814">
            <text:p>3850753814</text:p>
          </table:table-cell>
          <table:table-cell table:formula="of:=[.L67]+1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">
            <text:p>0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1">
            <text:p>21</text:p>
          </table:table-cell>
          <table:table-cell table:formula="of:=MINUTE([.J69])" office:value-type="float" office:value="50">
            <text:p>50</text:p>
          </table:table-cell>
          <table:table-cell table:formula="of:=SECOND(ROUNDDOWN([.K69])/86400)" office:value-type="float" office:value="14">
            <text:p>14</text:p>
          </table:table-cell>
          <table:table-cell table:formula="of:=MOD([.K69];1)" office:value-type="float" office:value="0.199999809265137">
            <text:p>0.2</text:p>
          </table:table-cell>
          <table:table-cell table:formula="of:=(ROUNDDOWN([.K69])+MOD([.K69];1))/86400" office:value-type="date" office:date-value="2022-01-07T21:50:14.2">
            <text:p>2022-01-07T21:50:14.20Z</text:p>
          </table:table-cell>
          <table:table-cell table:formula="of:=([.L69]+19253769060)/5" office:value-type="float" office:value="3850753814.2">
            <text:p>3850753814.2</text:p>
          </table:table-cell>
          <table:table-cell table:formula="of:=[.L68]+1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">
            <text:p>01</text:p>
          </table:table-cell>
          <table:table-cell table:formula="of:=DAY([.J70])" office:value-type="float" office:value="7">
            <text:p>07</text:p>
          </table:table-cell>
          <table:table-cell table:formula="of:=HOUR([.J70])" office:value-type="float" office:value="21">
            <text:p>21</text:p>
          </table:table-cell>
          <table:table-cell table:formula="of:=MINUTE([.J70])" office:value-type="float" office:value="50">
            <text:p>50</text:p>
          </table:table-cell>
          <table:table-cell table:formula="of:=SECOND(ROUNDDOWN([.K70])/86400)" office:value-type="float" office:value="14">
            <text:p>14</text:p>
          </table:table-cell>
          <table:table-cell table:formula="of:=MOD([.K70];1)" office:value-type="float" office:value="0.400000095367432">
            <text:p>0.4</text:p>
          </table:table-cell>
          <table:table-cell table:formula="of:=(ROUNDDOWN([.K70])+MOD([.K70];1))/86400" office:value-type="date" office:date-value="2022-01-07T21:50:14.4">
            <text:p>2022-01-07T21:50:14.40Z</text:p>
          </table:table-cell>
          <table:table-cell table:formula="of:=([.L70]+19253769060)/5" office:value-type="float" office:value="3850753814.4">
            <text:p>3850753814.4</text:p>
          </table:table-cell>
          <table:table-cell table:formula="of:=[.L69]+1" office:value-type="float" office:value="12">
            <text:p>12</text:p>
          </table:table-cell>
          <table:table-cell table:number-columns-repeated="4"/>
        </table:table-row>
        <table:table-row table:style-name="ro1" table:number-rows-repeated="104850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1">01/31/2024</text:date>, <text:time>17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1-31T17:39:34.84</dc:date>
    <meta:editing-duration>PT1H32M58S</meta:editing-duration>
    <meta:editing-cycles>12</meta:editing-cycles>
    <meta:document-statistic meta:table-count="3" meta:cell-count="1826" meta:object-count="0"/>
  </office:meta>
</office:document-meta>
</file>